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177869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77869" officeooo:paragraph-rsid="00177869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22bca" officeooo:paragraph-rsid="00177869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14eb9" officeooo:paragraph-rsid="00177869" style:font-size-asian="12.25pt" style:font-size-complex="14pt"/>
    </style:style>
    <style:style style:name="T1" style:family="text">
      <style:text-properties officeooo:rsid="00177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= → Recebe</text:p>
      <text:p text:style-name="P5">null → Nulo</text:p>
      <text:p text:style-name="P5">var → Variavel</text:p>
      <text:p text:style-name="P5">let → Variavel</text:p>
      <text:p text:style-name="P4">Nome de <text:span text:style-name="T1">v</text:span>ariavel → Identificador</text:p>
      <text:p text:style-name="P3">Conteudo que vai para uma variavel → Atribuição</text:p>
      <text:p text:style-name="P2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6:37:17.598335906</meta:creation-date>
    <dc:date>2022-08-30T08:00:39.470257224</dc:date>
    <meta:editing-duration>PT1H12M37S</meta:editing-duration>
    <meta:editing-cycles>1</meta:editing-cycles>
    <meta:document-statistic meta:table-count="0" meta:image-count="0" meta:object-count="0" meta:page-count="1" meta:paragraph-count="6" meta:word-count="25" meta:character-count="128" meta:non-whitespace-character-count="109"/>
    <meta:generator>LibreOffice/7.3.5.2$Linux_X86_64 LibreOffice_project/30$Build-2</meta:generator>
  </office:meta>
</office:document-meta>
</file>